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44" calcext:value-type="float">
            <text:p>1544</text:p>
          </table:table-cell>
          <table:table-cell table:style-name="ce7" table:formula="of:=COUNTIF([.B7:.B999998];&quot;X&quot;)" office:value-type="float" office:value="1347" calcext:value-type="float">
            <text:p>1347</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6" calcext:value-type="float">
            <text:p>96</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7" calcext:value-type="float">
            <text:p>177</text:p>
          </table:table-cell>
          <table:table-cell table:style-name="ce25" table:formula="of:=SUM([.B2:.F2])" office:value-type="float" office:value="1646" calcext:value-type="float">
            <text:p>164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5">
          <table:table-cell table:style-name="ce18" table:formula="of:=[.A1546]+1" office:value-type="date" office:date-value="2026-03-02" calcext:value-type="date">
            <text:p>02/03/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Recebi elogios da equipe. Porém, não recebi o valor (mais que justo e merecido) do bônus da empresa anter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13">
          <table:table-cell table:style-name="ce18" table:formula="of:=[.A1547]+1" office:value-type="date" office:date-value="2026-03-03" calcext:value-type="date">
            <text:p>03/03/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aprovada e mergeada, partindo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48]+1" office:value-type="date" office:date-value="2026-03-04" calcext:value-type="date">
            <text:p>04/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ou bastante participativo e recebendo elogios da equip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9]+1" office:value-type="date" office:date-value="2026-03-05" calcext:value-type="date">
            <text:p>05/03/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na nova tarefa e em novos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7025">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05">00/00/0000</text:date>, <text:time style:data-style-name="N2" text:time-value="20:02:43.45254998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3-05T20:04:02.525825304</dc:date>
    <meta:editing-duration>P1DT15H39M11S</meta:editing-duration>
    <meta:editing-cycles>1541</meta:editing-cycles>
    <meta:document-statistic meta:table-count="1" meta:cell-count="9329" meta:object-count="0"/>
  </office:meta>
</office:document-meta>
</file>